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</style:style>
    <style:style style:name="gr1" style:family="graphic">
      <style:graphic-properties draw:stroke="none" svg:stroke-color="#000000" draw:fill="none" draw:fill-color="#ffffff" fo:min-height="1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2" draw:text-style-name="P1" svg:width="2.9169in" svg:height="0.7713in" svg:x="0.4972in" svg:y="0.3173in"><draw:text-box><text:p>AAA</text:p></draw:text-box></draw:frame><draw:frame text:anchor-type="paragraph" draw:z-index="1" draw:name="Shape2" draw:style-name="gr1" draw:text-style-name="P1" svg:width="3.4689in" svg:height="1.1461in" svg:x="3.1327in" svg:y="1.661in"><draw:text-box><text:p>BBB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3T15:23:42.687396815</meta:creation-date>
    <dc:date>2020-01-23T15:24:17.929219068</dc:date>
    <meta:editing-duration>PT36S</meta:editing-duration>
    <meta:editing-cycles>1</meta:editing-cycles>
    <meta:generator>LibreOfficeDev/6.5.0.0.alpha0$Linux_X86_64 LibreOffice_project/855ce2870c27f90ecc3df96a5be0382595d74a4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